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e79e" officeooo:paragraph-rsid="001fe79e"/>
    </style:style>
    <style:style style:name="P2" style:family="paragraph" style:parent-style-name="Standard" style:list-style-name="L1">
      <style:text-properties officeooo:rsid="001fe79e" officeooo:paragraph-rsid="001fe79e"/>
    </style:style>
    <style:style style:name="P3" style:family="paragraph" style:parent-style-name="Standard" style:list-style-name="L1">
      <style:text-properties officeooo:paragraph-rsid="001fe79e"/>
    </style:style>
    <style:style style:name="T1" style:family="text">
      <style:text-properties officeooo:rsid="001fe79e"/>
    </style:style>
    <style:style style:name="T2" style:family="text">
      <style:text-properties fo:color="#ff0000" loext:opacity="100%"/>
    </style:style>
    <style:style style:name="T3" style:family="text">
      <style:text-properties fo:color="#000000" loext:opacity="100%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49516604" text:style-name="L1">
        <text:list-item>
          <text:p text:style-name="P3"><text:span text:style-name="T1">PhoneNumber.csv file contains the list of phone numbers and the pan numbers which is required to run the Jmeter script.</text:span></text:p>
          <text:p text:style-name="P3"/>
        </text:list-item>
        <text:list-item>
          <text:p text:style-name="P2">You need to update the phone numbers before each iteration, You cannot create an account with the existing phone number.</text:p>
          <text:p text:style-name="P2"/>
        </text:list-item>
        <text:list-item>
          <text:p text:style-name="P2">The HTTP request <text:span text:style-name="T2">“/api/sandbox/smartxuat/v1/customer_otpservice/generate-registration-otp-70”</text:span> <text:s/>will return otp_transaction_id in the response body, we need to pass that value in the HTTP request <text:span text:style-name="T2">“/api/sandbox/smartxuat/v1/customer_otpservice/verify-registration-otp-72”</text:span></text:p>
          <text:p text:style-name="P2"/>
        </text:list-item>
        <text:list-item>
          <text:p text:style-name="P2">The HTTP request <text:span text:style-name="T2">“/api/sandbox/smartxuat/v1/customer_otpservice/verify-registration-otp-72” </text:span><text:span text:style-name="T3">will return Authorization in the response body, we need to pass that value as the header in the upcoming HTTP requests. </text:span></text:p>
          <text:p text:style-name="P2"/>
        </text:list-item>
        <text:list-item>
          <text:p text:style-name="P2">The HTTP request <text:span text:style-name="T2">“/api/sandbox/smartxuat/v1/customer_otpservice/verify-registration-otp-72” </text:span><text:span text:style-name="T3">will return customer_id in the response body, we need to pass that value in the upcoming HTTP requests. </text:span></text:p>
          <text:p text:style-name="P2"/>
        </text:list-item>
        <text:list-item>
          <text:p text:style-name="P2">The HTTP request <text:s/><text:span text:style-name="T2">“/api/sandbox/smartxuat/v1/fixed_deposit/fd-state-78”</text:span> <text:span text:style-name="T3">will return application_id in the response body, we need to pass that value in the upcoming HTTP requests. </text:span></text:p>
          <text:p text:style-name="P2"/>
        </text:list-item>
        <text:list-item>
          <text:p text:style-name="P2">The HTTP request <text:span text:style-name="T2"><text:s/>“/api/sandbox/smartxuat/v1/ekyc/generate-aadhaar-otp-87”</text:span> <text:s/>will return otp_transaction_id in the response body, we need to pass that value in the HTTP request <text:span text:style-name="T2">“/api/sandbox/smartxuat/v1/ekyc/aadhaar-verification-89”</text:span></text:p>
        </text:list-item>
        <text:list-item>
          <text:p text:style-name="P2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1T11:45:06.323000000</dc:date>
    <meta:editing-duration>PT15M20S</meta:editing-duration>
    <meta:editing-cycles>1</meta:editing-cycles>
    <meta:document-statistic meta:table-count="0" meta:image-count="0" meta:object-count="0" meta:page-count="1" meta:paragraph-count="14" meta:word-count="167" meta:character-count="1341" meta:non-whitespace-character-count="1188"/>
    <meta:generator>LibreOffice/7.4.5.1$Windows_X86_64 LibreOffice_project/9c0871452b3918c1019dde9bfac75448afc4b57f</meta:generator>
  </office:meta>
</office:document-meta>
</file>